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10b" officeooo:paragraph-rsid="0012e10b"/>
    </style:style>
    <style:style style:name="P2" style:family="paragraph" style:parent-style-name="Standard">
      <style:text-properties officeooo:rsid="0014c92a" officeooo:paragraph-rsid="0014c92a"/>
    </style:style>
    <style:style style:name="P3" style:family="paragraph" style:parent-style-name="Standard">
      <style:text-properties officeooo:rsid="0016ac11" officeooo:paragraph-rsid="0016ac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section{Padrões de Análise de NoSQL}</text:p>
      <text:p text:style-name="P1"/>
      <text:p text:style-name="P1">Segundo a pesquisa de Nasholm (2012), os requisitos necessários para lidar com dados que são armazenados em banco de dados não relacionais devem suportar buscas sob demanda. Devido à característica de bancos de dados NoSQL lidarem com um grande volume de dados é importante que as buscas sejam feitas conforme a necessidade desses dados. Dessa forma, os requisitos para BDs NoSQL são baseados nessa premissa, os padrões definidos pelos requisitos levantados foram os padrões de importação e padrões de mapeamento.</text:p>
      <text:p text:style-name="P1"/>
      <text:p text:style-name="P1">\subsection{Padrões de importação}</text:p>
      <text:p text:style-name="P1"/>
      <text:p text:style-name="P1">Padrões de importação são requisitos para possibilitar a importação dos dados de bases NoSQL, e assim, permitir a execução de processos ETL.</text:p>
      <text:p text:style-name="P1"/>
      <text:p text:style-name="P1">\subsubsection{Definição de ambiente e estrutura de dados}</text:p>
      <text:p text:style-name="P1"/>
      <text:p text:style-name="P1">\begin{itemize}</text:p>
      <text:p text:style-name="P1"/>
      <text:p text:style-name="P1"><text:tab/>\item[a)] Contexto: É preciso definir quais as estruturas da base de dados NoSQL a ser importada, bem como a linguagem de manipulação dos dados da base para que seja possível a importação.</text:p>
      <text:p text:style-name="P1"><text:tab/></text:p>
      <text:p text:style-name="P1"><text:tab/>\item[b)] Problema: É necessário oferecer a linguagem de manipulação da base de dados a ser importada, os tipos de dados que serão utilizados e local onde os dados se encontram.</text:p>
      <text:p text:style-name="P1"><text:tab/></text:p>
      <text:p text:style-name="P1"><text:tab/>\item[c)] Estrutura: Define as configurações de importação, oferecendo a informação de onde o dado é localizado, que dados incluir no resultado, como importá-lo e outras fontes de parâmetros específicos.</text:p>
      <text:p text:style-name="P1"><text:tab/></text:p>
      <text:p text:style-name="P1"><text:tab/>\item[d)] Participantes: Apresenta os elementos para a importação.</text:p>
      <text:p text:style-name="P1"><text:tab/></text:p>
      <text:p text:style-name="P1"><text:tab/>\begin{itemize}</text:p>
      <text:p text:style-name="P1"><text:tab/><text:tab/>\item Ambiente: fonte de onde o dado é localizado.</text:p>
      <text:p text:style-name="P1"><text:tab/><text:tab/></text:p>
      <text:p text:style-name="P1"><text:tab/><text:tab/>\item Consulta: define quais dados serão necessários.</text:p>
      <text:p text:style-name="P1"><text:tab/><text:tab/></text:p>
      <text:p text:style-name="P1"><text:tab/><text:tab/>\item Repositório: Define os atributos do repositório de dados, bem como a forma de conexão com o ambiente, forma de manipulação dos dados e outras configurações que permitam a leitura e escrita.</text:p>
      <text:p text:style-name="P1"><text:tab/><text:tab/></text:p>
      <text:p text:style-name="P1"><text:tab/><text:tab/>\item Amostra: Define quais colunas e tipos de dados que serão utilizados para cada ambiente.</text:p>
      <text:p text:style-name="P1"><text:tab/><text:tab/></text:p>
      <text:p text:style-name="P1"><text:tab/>\end{itemize}</text:p>
      <text:p text:style-name="P1"><text:tab/></text:p>
      <text:p text:style-name="P1"><text:tab/>\item[e)] Próximos padrões: Concluindo as definições de ambiente e estrutura de dados, a próxima etapa é estipular os mecanismos de importação.</text:p>
      <text:p text:style-name="P1"><text:tab/></text:p>
      <text:p text:style-name="P1">\end{itemize}</text:p>
      <text:p text:style-name="P1"><text:soft-page-break/></text:p>
      <text:p text:style-name="P1">\subsubsection{Mecanismos de importação}</text:p>
      <text:p text:style-name="P1"/>
      <text:p text:style-name="P1"/>
      <text:p text:style-name="P1">\begin{itemize}</text:p>
      <text:p text:style-name="P1"/>
      <text:p text:style-name="P1"><text:tab/>\item[a)] Contexto: É necessário definir mecanismos para a importação dos dados da base NoSQL de origem para permitir o uso desses dados em ferramentas de ETL.</text:p>
      <text:p text:style-name="P1"><text:tab/></text:p>
      <text:p text:style-name="P1"><text:tab/>\item[b)] Problema: É preciso determinar quais mecanismos são fundamentais para a importação dos dados.</text:p>
      <text:p text:style-name="P1"><text:tab/></text:p>
      <text:p text:style-name="P1"><text:tab/>\item[c)] Estrutura: O mecanismo pode ser definido como busca Sob Demanda ou busca Exaustivo. Mecanismo de busca Sob Demanda significa que o dado da fonte de dados só é buscado quando explicitamente demandado, e que não é buscado nenhum outro dado que não foi demandado. O mecanismo de busca Sob Demanda é muito importante quando se trata de análises em Big Data, pois as análises podem ser conduzidas de cima para baixo onde o usuário começa com uma visão agregada de um conjunto de dados e pode explorar detalhes se desejado. A visão inicial do agregado pode originar vários processos de ETL (Nasholm, 2012). Mecanismo de busca Exaustiva a busca é feita em uma única vez. O único requisito necessário é a configuração de importação.</text:p>
      <text:p text:style-name="P1"><text:tab/></text:p>
      <text:p text:style-name="P1"><text:tab/>\item[d)] Participantes:</text:p>
      <text:p text:style-name="P1"><text:tab/></text:p>
      <text:p text:style-name="P1"><text:tab/>\begin{table*}[ht]</text:p>
      <text:p text:style-name="P1"><text:s text:c="2"/><text:tab/><text:tab/>\centering</text:p>
      <text:p text:style-name="P1"><text:s text:c="2"/><text:tab/><text:tab/>\caption{Mecanismos básicos para Importação}</text:p>
      <text:p text:style-name="P1"><text:s text:c="2"/><text:tab/><text:tab/>\begin{tabular}{|p{6cm}| p{6cm} |}</text:p>
      <text:p text:style-name="P1"><text:s text:c="4"/><text:tab/><text:tab/><text:tab/>\hline</text:p>
      <text:p text:style-name="P1"><text:s text:c="4"/><text:tab/><text:tab/><text:tab/>Fase de Importação &amp; Mecanismo Padrão\\</text:p>
      <text:p text:style-name="P1"><text:tab/><text:tab/><text:tab/>\hline</text:p>
      <text:p text:style-name="P1"><text:tab/><text:tab/><text:tab/>Definição da estrutura de dados &amp; Conexão ao Banco de dados\\</text:p>
      <text:p text:style-name="P1"><text:tab/><text:tab/><text:tab/>&amp; Definição da linguagem de manipulação de dados\\</text:p>
      <text:p text:style-name="P1"><text:s text:c="4"/><text:tab/><text:tab/><text:tab/>\hline</text:p>
      <text:p text:style-name="P1"><text:s text:c="4"/><text:tab/><text:tab/><text:tab/>Busca &amp; Sob Demanda\\</text:p>
      <text:p text:style-name="P1"><text:tab/><text:tab/><text:tab/>&amp; Exaustiva\\</text:p>
      <text:p text:style-name="P1"><text:s text:c="4"/><text:tab/><text:tab/><text:tab/>\hline</text:p>
      <text:p text:style-name="P1"><text:s text:c="2"/><text:tab/><text:tab/>\end{tabular}</text:p>
      <text:p text:style-name="P1"><text:tab/>\end{table*}</text:p>
      <text:p text:style-name="P1"/>
      <text:p text:style-name="P1"><text:tab/></text:p>
      <text:p text:style-name="P1"><text:tab/>\item[e)] Próximos padrões: Após a definição dos mecanismos de importação, o próximo passo é executar o mapeamento para a estrutura que será utilizada pelos processos de ETL.</text:p>
      <text:p text:style-name="P1"><text:tab/></text:p>
      <text:p text:style-name="P1"/>
      <text:p text:style-name="P1">\end{itemize}</text:p>
      <text:p text:style-name="P1"/>
      <text:p text:style-name="P1"/>
      <text:p text:style-name="P1">\subsection{Padrões de Mapeamento}</text:p>
      <text:p text:style-name="P1"/>
      <text:p text:style-name="P1">Padrões de mapeamento são requisitos para executar o mapeamento dos dados importados das bases NoSQL, modelando-os de forma que possibilite a leitura e execução dos processos de ETL.</text:p>
      <text:p text:style-name="P1"><text:soft-page-break/></text:p>
      <text:p text:style-name="P1">\subsubsection{Execução do processo de mapeamento}</text:p>
      <text:p text:style-name="P1"/>
      <text:p text:style-name="P1">\begin{itemize}</text:p>
      <text:p text:style-name="P1"/>
      <text:p text:style-name="P1"><text:tab/>\item[a)] Contexto: Para cada paradigma NoSQL, é necessário definir regras de mapeamento que transforme o modelo não relacional em uma estrutura que mapeie as relações permitindo a leitura e execução de processos de ETL.</text:p>
      <text:p text:style-name="P1"><text:tab/></text:p>
      <text:p text:style-name="P1"><text:tab/>\item[b)] Problema: Deve-se identificar a estrutura da base de dados importada e possibilitar o mapeamento dessa base para um esquema que permita a leitura e execução de processos de ETL.</text:p>
      <text:p text:style-name="P1"><text:tab/></text:p>
      <text:p text:style-name="P1"><text:tab/>\item[c)] Estrutura: O mapeamento é definido de acordo com os quatro paradigmas NoSQL: chave-valor, família de colunas, orientado a documentos e baseado em grafos.</text:p>
      <text:p text:style-name="P1"><text:tab/><text:tab/></text:p>
      <text:p text:style-name="P1"><text:tab/>\item[d)] Participantes:</text:p>
      <text:p text:style-name="P1"><text:tab/></text:p>
      <text:p text:style-name="P1"><text:tab/>\begin{table*}[ht]</text:p>
      <text:p text:style-name="P1"><text:s text:c="2"/><text:tab/><text:tab/>\centering</text:p>
      <text:p text:style-name="P1"><text:s text:c="2"/><text:tab/><text:tab/>\caption{Regras de Mapeamento}</text:p>
      <text:p text:style-name="P1"><text:s text:c="2"/><text:tab/><text:tab/>\begin{tabular}{|p{6cm}| p{6cm} |}</text:p>
      <text:p text:style-name="P1"><text:s text:c="4"/><text:tab/><text:tab/><text:tab/>\hline</text:p>
      <text:p text:style-name="P1"><text:s text:c="4"/><text:tab/><text:tab/><text:tab/>Paradigma NoSQL &amp; Regras\\</text:p>
      <text:p text:style-name="P1"><text:tab/><text:tab/><text:tab/>\hline</text:p>
      <text:p text:style-name="P1"><text:tab/><text:tab/><text:tab/>Chave-Valor &amp; Um campo chave pode ser mapeada como tabela relacional\\</text:p>
      <text:p text:style-name="P1"><text:tab/><text:tab/><text:tab/>&amp; Uma coluna da chave correspondente pode ser mapeada como coluna da tabela da chave\\</text:p>
      <text:p text:style-name="P1"><text:tab/><text:tab/><text:tab/>&amp; O valor correspondente de uma coluna é mapeada como linha da tabela\\</text:p>
      <text:p text:style-name="P1"><text:s text:c="4"/><text:tab/><text:tab/><text:tab/>\hline</text:p>
      <text:p text:style-name="P1"><text:s text:c="4"/><text:tab/><text:tab/><text:tab/>Família de Colunas &amp; Uma família pode ser mapeada como tabela\\</text:p>
      <text:p text:style-name="P1"><text:tab/><text:tab/><text:tab/>&amp; Uma coluna da família de colunas pode ser mapeada para uma coluna da tabela\\</text:p>
      <text:p text:style-name="P1"><text:s text:c="4"/><text:tab/><text:tab/><text:tab/>\hline</text:p>
      <text:p text:style-name="P1"><text:tab/><text:tab/><text:tab/>Orientado a Documentos &amp; Um documento corresponde a uma linha da tabela\\</text:p>
      <text:p text:style-name="P1"><text:tab/><text:tab/><text:tab/>&amp; Cada campo do documento pode ser coluna da tabela relacional\\</text:p>
      <text:p text:style-name="P1"><text:tab/><text:tab/><text:tab/>\hline</text:p>
      <text:p text:style-name="P1"><text:tab/><text:tab/><text:tab/>Baseado em Grafos &amp; O vértice ou aresta pode ser mapeado para uma tabela relacional\\</text:p>
      <text:p text:style-name="P1"><text:tab/><text:tab/><text:tab/>&amp; Cada atributo do vértice ou aresta pode ser mapeado para colunas\\</text:p>
      <text:p text:style-name="P1"><text:tab/><text:tab/><text:tab/>\hline</text:p>
      <text:p text:style-name="P1"><text:s text:c="2"/><text:tab/><text:tab/>\end{tabular}</text:p>
      <text:p text:style-name="P1"><text:tab/>\end{table*}</text:p>
      <text:p text:style-name="P1"/>
      <text:p text:style-name="P1"><text:tab/></text:p>
      <text:p text:style-name="P1"><text:tab/>\item[e)] Próximos padrões: Com as regras de mapeamento definidas, o passo seguinte é definir metadados e os mecanismos de ETL padrões para os processos de ETL.</text:p>
      <text:p text:style-name="P1"><text:tab/></text:p>
      <text:p text:style-name="P1"/>
      <text:p text:style-name="P1">\end{itemize}</text:p>
      <text:p text:style-name="P1"/>
      <text:p text:style-name="P1"/>
      <text:p text:style-name="P1"><text:soft-page-break/></text:p>
      <text:p text:style-name="P1">\subsection{Padrões de Análise de ETL}</text:p>
      <text:p text:style-name="P1"/>
      <text:p text:style-name="P1">Segundo Silva (2012), não há um consenso a respeito das funcionalidades básicas dos sistemas de ETL, porém é possível definir, baseado nos conceitos disponíveis na literatura, requisitos de operações e metadados. </text:p>
      <text:p text:style-name="P1"/>
      <text:p text:style-name="P1">Requisitos de metadados definem as estruturas que cada processo de ETL necessita, onde podem ser consideramos pontos de flexibilidade. Já os requisitos de operações não mudam para qualquer processo de ETL, sendo assim, pontos de estabilidade.</text:p>
      <text:p text:style-name="P1"/>
      <text:p text:style-name="P1">Os principais requisitos de metadados e operações baseadas nas definições de Silva (2012) e consideradas fundamentais para o desenvolvimento do framework deste trabalho são descritas a seguir.</text:p>
      <text:p text:style-name="P1"/>
      <text:p text:style-name="P1">\subsection{Padrões de Metadados}</text:p>
      <text:p text:style-name="P1"/>
      <text:p text:style-name="P1">Padrões de metadados são requisitos de preparação do ambiente e definição de variáveis para a execução de operações de ETL.</text:p>
      <text:p text:style-name="P1"/>
      <text:p text:style-name="P1">\subsubsection{Definição dos ambientes e das estruturas de dados}</text:p>
      <text:p text:style-name="P1"/>
      <text:p text:style-name="P1">Este padrão consiste na preparação para a execução de processos de ETL.</text:p>
      <text:p text:style-name="P1"/>
      <text:p text:style-name="P1"/>
      <text:p text:style-name="P1">\begin{itemize}</text:p>
      <text:p text:style-name="P1">\item[a)] Contexto: É necessário ao menos três ambientes para a execução de processos de ETL: fonte, área de processamento e destino.</text:p>
      <text:p text:style-name="P1"/>
      <text:p text:style-name="P1">\item[b)] Problema: É preciso definir que tipo de ambiente e estrutura de dados estarão disponíveis e permitirão acesso pelo framework.</text:p>
      <text:p text:style-name="P1"/>
      <text:p text:style-name="P1">\item[c)] Estrutura: Expõe sugestões para resolver o problema de definição dos ambientes, de acordo com cada requisito da estrutura dos dados. As definições de ambiente do framework proposto, para a parte de ETL, define a estrutura para os principais repositórios não relacionais e relacionais na literatura.</text:p>
      <text:p text:style-name="P1"/>
      <text:p text:style-name="P1">\item[d)] Participantes: Apresenta os elementos do ambiente e estrutura de dados.</text:p>
      <text:p text:style-name="P1"/>
      <text:p text:style-name="P1"><text:tab/>\begin{enumerate}</text:p>
      <text:p text:style-name="P1"><text:tab/><text:tab/>\item Ambiente: Define se o ambiente é fonte, destino ou área de processamento.</text:p>
      <text:p text:style-name="P1"><text:tab/><text:tab/></text:p>
      <text:p text:style-name="P1"><text:tab/><text:tab/>\item Repositório de dados: Define os atributos do repositório de dados, bem como a forma de conexão com o ambiente, forma de manipulação dos dados e outras configurações que permitam a leitura e escrita.</text:p>
      <text:p text:style-name="P1"><text:tab/><text:tab/></text:p>
      <text:p text:style-name="P1"><text:tab/><text:tab/>\item Esquema de dados: Define as tabelas, campos, relacionamentos, visões, índices, pacotes, procedimentos, funções, filas, gatilhos, tipos, sequências, visões materializadas, sinônimos, enlaces de banco de dados, diretórios, esquemas XML e outros elementos dos ambientes.</text:p>
      <text:p text:style-name="P1"><text:tab/><text:tab/></text:p>
      <text:p text:style-name="P1"><text:tab/><text:tab/>\item Amostra: Define quais colunas e tipos de dados que serão utilizados para cada <text:soft-page-break/>ambiente. </text:p>
      <text:p text:style-name="P1"><text:tab/><text:tab/></text:p>
      <text:p text:style-name="P1"><text:tab/>\end{enumerate}</text:p>
      <text:p text:style-name="P1"/>
      <text:p text:style-name="P1"><text:tab/>\begin{figure}[h!]</text:p>
      <text:p text:style-name="P1"><text:tab/><text:tab/>\centering</text:p>
      <text:p text:style-name="P1"><text:tab/><text:tab/>\caption{Diagrama de Classe da Definição dos Ambientes e Estrutura de dados}</text:p>
      <text:p text:style-name="P1"><text:tab/><text:tab/>\includegraphics[scale=0.5]{fig/Diagrama_classe_repositorio.png}</text:p>
      <text:p text:style-name="P1"><text:tab/><text:tab/>\label{arquitetura}</text:p>
      <text:p text:style-name="P1"><text:tab/>\end{figure}</text:p>
      <text:p text:style-name="P1"><text:tab/></text:p>
      <text:p text:style-name="P1"><text:tab/>\item[e)] Próximos padrões: Após as definições de ambientes e estrutura de dados, o passo seguinte é definir os mecanismos padrões para o ETL.</text:p>
      <text:p text:style-name="P1"/>
      <text:p text:style-name="P1">\end{itemize}</text:p>
      <text:p text:style-name="P1"/>
      <text:p text:style-name="P1">\subsubsection{Mecanismos de ETL}</text:p>
      <text:p text:style-name="P1"/>
      <text:p text:style-name="P1">\begin{itemize}</text:p>
      <text:p text:style-name="P1"/>
      <text:p text:style-name="P1">\item[a)] Contexto: É necessário definir mecanismos básicos para a execução de processos de ETL. Os mecanismos mais comuns encontrados na literatura (Silva, 2012) estão expostos na tabela 3.1.</text:p>
      <text:p text:style-name="P1"/>
      <text:p text:style-name="P1">\begin{table*}[ht]</text:p>
      <text:p text:style-name="P1"><text:s text:c="2"/>\centering</text:p>
      <text:p text:style-name="P1"><text:s text:c="2"/>\caption{Mecanismos básicos para o padrão de análise Mecanismos de ETL}</text:p>
      <text:p text:style-name="P1"><text:s text:c="2"/>\begin{tabular}{|p{6cm}| p{6cm} |}</text:p>
      <text:p text:style-name="P1"><text:s text:c="4"/>\hline</text:p>
      <text:p text:style-name="P1"><text:s text:c="4"/>Fase de ETL &amp; Mecanismo Padrão\\</text:p>
      <text:p text:style-name="P1"><text:s text:c="4"/>\hline</text:p>
      <text:p text:style-name="P1"><text:s text:c="4"/>Extração &amp; Extrair dados\\</text:p>
      <text:p text:style-name="P1"><text:s text:c="4"/>\hline</text:p>
      <text:p text:style-name="P1"><text:s text:c="4"/>Transformação &amp; Filtrar dados\\</text:p>
      <text:p text:style-name="P1"><text:s text:c="5"/>&amp; Unir dados\\</text:p>
      <text:p text:style-name="P1"><text:s text:c="4"/>&amp; Agregar dados\\</text:p>
      <text:p text:style-name="P1"><text:s text:c="4"/>&amp; Juntar dados\\</text:p>
      <text:p text:style-name="P1"><text:s text:c="4"/>&amp; Gerar Chaves\\</text:p>
      <text:p text:style-name="P1"><text:s text:c="4"/>&amp; Pesquisar chaves\\</text:p>
      <text:p text:style-name="P1"><text:s text:c="4"/>&amp; Converter dados\\</text:p>
      <text:p text:style-name="P1"><text:s text:c="4"/>\hline</text:p>
      <text:p text:style-name="P1"><text:s text:c="4"/>Carga &amp; Carregar dados\\</text:p>
      <text:p text:style-name="P1"><text:s text:c="4"/>\hline</text:p>
      <text:p text:style-name="P1"><text:s text:c="2"/>\end{tabular}</text:p>
      <text:p text:style-name="P1">\end{table*}</text:p>
      <text:p text:style-name="P1"/>
      <text:p text:style-name="P1">\item[b)] Problema: É necessário determinar quais os mecanismos fundamentais para o funcionamento dos recursos padrões de ETL. Dessa forma, determinar quais processos deverão estar disponíveis, e como utilizá-los.</text:p>
      <text:p text:style-name="P1"/>
      <text:p text:style-name="P1">\item[c)] Estrutura: Define os mecanismos padrões utilizados pelos processos de ETL. Porém, esse conjunto de mecanismos pode não atender a necessidade de todas as aplicações, é necessário permitir a criação de mecanismos personalizados para um determinado domínio de aplicação. Além <text:soft-page-break/>disso, deve ser possível personalizar e reutilizar os mecanismos existentes.</text:p>
      <text:p text:style-name="P1"/>
      <text:p text:style-name="P1">\item[d)] Participantes: Apresenta os elementos dos mecanismos comuns e personalizados.</text:p>
      <text:p text:style-name="P1"><text:tab/></text:p>
      <text:p text:style-name="P1"><text:tab/>\begin{enumerate}</text:p>
      <text:p text:style-name="P1"><text:tab/><text:tab/>\item Fila: conjunto de processos de um mecanismo em ordem de execução.</text:p>
      <text:p text:style-name="P1"><text:tab/><text:tab/></text:p>
      <text:p text:style-name="P1"><text:tab/><text:tab/>\item Processo: área de processamento, origem do processo, atributos do processo.</text:p>
      <text:p text:style-name="P1"><text:tab/><text:tab/></text:p>
      <text:p text:style-name="P1"><text:tab/><text:tab/>\item Mecanismo Padrão: mecanismos básicos mais relevantes para a execução de processos de ETL.</text:p>
      <text:p text:style-name="P1"><text:tab/><text:tab/></text:p>
      <text:p text:style-name="P1"><text:tab/><text:tab/>\item Mecanismo Personalizado: mecanismos personalizados para atender domínios específicos.</text:p>
      <text:p text:style-name="P1"><text:tab/><text:tab/></text:p>
      <text:p text:style-name="P1"><text:tab/><text:tab/>\item Personalizador de mecanismo: tem a função de permitir ao programador alterar comportamentos dos mecanismos padrões.</text:p>
      <text:p text:style-name="P1"><text:tab/><text:tab/></text:p>
      <text:p text:style-name="P1"><text:tab/><text:tab/>\begin{figure}[h!]</text:p>
      <text:p text:style-name="P1"><text:tab/><text:tab/><text:tab/>\centering</text:p>
      <text:p text:style-name="P1"><text:tab/><text:tab/><text:tab/>\caption{Diagrama de Classe Mecanismos de ETL}</text:p>
      <text:p text:style-name="P1"><text:tab/><text:tab/><text:tab/>\includegraphics[scale=0.5]{fig/Metadados_mecanismo.png}</text:p>
      <text:p text:style-name="P1"><text:tab/><text:tab/><text:tab/>\label{meanismo}</text:p>
      <text:p text:style-name="P1"><text:tab/><text:tab/>\end{figure}</text:p>
      <text:p text:style-name="P1"><text:tab/><text:tab/></text:p>
      <text:p text:style-name="P1"><text:tab/><text:tab/></text:p>
      <text:p text:style-name="P1"><text:tab/>\end{enumerate}</text:p>
      <text:p text:style-name="P1">\item[e)] Próximos padrões: O passo seguinte à modelagem dos mecanismos padrões de ETL é a definição dos padrões de operação.</text:p>
      <text:p text:style-name="P1"/>
      <text:p text:style-name="P1">\end{itemize}</text:p>
      <text:p text:style-name="P1"/>
      <text:p text:style-name="P1">\subsection{Padrões de Operação}</text:p>
      <text:p text:style-name="P1"/>
      <text:p text:style-name="P1">Padrões de Operação são requisitos para a execução dos processos de ETL.</text:p>
      <text:p text:style-name="P1"/>
      <text:p text:style-name="P1">\subsubsection{Leitura dos ambientes e das estrutura de dados}</text:p>
      <text:p text:style-name="P1"/>
      <text:p text:style-name="P1">\begin{itemize}</text:p>
      <text:p text:style-name="P1"/>
      <text:p text:style-name="P1"><text:tab/>\item[a)] Contexto: É preciso executar a leitura dos ambientes e de estrutura de dados que farão parte dos processos de ETL. Para a execução dos mecanismos padrões é necessário que haja a definição e posteriormente a leitura dos dados.</text:p>
      <text:p text:style-name="P1"><text:tab/></text:p>
      <text:p text:style-name="P1"><text:tab/>\item[b)] Problema: A leitura dos dados deve ser feita de forma que possibilite a execução dos processos de ETL por meio dos mecanismos padrões ou personalizados.</text:p>
      <text:p text:style-name="P1"/>
      <text:p text:style-name="P1"><text:tab/>\item[c)] Estrutura: A operação de leitura é feita por meio da instanciação dos elementos:</text:p>
      <text:p text:style-name="P1"><text:tab/></text:p>
      <text:p text:style-name="P1"><text:tab/><text:tab/>\begin{enumerate}</text:p>
      <text:p text:style-name="P1"><text:tab/><text:tab/><text:tab/>\item Ambiente: determina o método de criação do ambiente, bem como a instanciação dos seus atributos.</text:p>
      <text:p text:style-name="P1"><text:soft-page-break/><text:tab/><text:tab/><text:tab/></text:p>
      <text:p text:style-name="P1"><text:tab/><text:tab/><text:tab/>\item Repositório de dados: determina o método de criação de repositório de dados, onde é possível definir quais tipos de dados estão presente no determinado ambiente.</text:p>
      <text:p text:style-name="P1"><text:tab/><text:tab/><text:tab/></text:p>
      <text:p text:style-name="P1"><text:tab/><text:tab/><text:tab/>\item Esquema de dados: determina o método de leitura do esquema dos dados do ambiente, essa leitura é feita por meio da linguagem de manipulação de dados.</text:p>
      <text:p text:style-name="P1"><text:tab/><text:tab/><text:tab/></text:p>
      <text:p text:style-name="P1"><text:tab/><text:tab/><text:tab/>\item Amostra: determina a leitura das colunas e tipos de dados de um determinado esquema de dados.</text:p>
      <text:p text:style-name="P1"><text:tab/><text:tab/><text:tab/></text:p>
      <text:p text:style-name="P1"><text:tab/><text:tab/><text:tab/>\begin{figure}[h!]</text:p>
      <text:p text:style-name="P1"><text:tab/><text:tab/><text:tab/><text:tab/>\centering</text:p>
      <text:p text:style-name="P1"><text:tab/><text:tab/><text:tab/><text:tab/>\caption{Fluxograma da criação de Ambientes}</text:p>
      <text:p text:style-name="P1"><text:tab/><text:tab/><text:tab/><text:tab/>\includegraphics[scale=0.5]{fig/fluxo_leitura_ambiente.png}</text:p>
      <text:p text:style-name="P1"><text:tab/><text:tab/><text:tab/><text:tab/>\label{fluxograma}</text:p>
      <text:p text:style-name="P1"><text:tab/><text:tab/><text:tab/>\end{figure}</text:p>
      <text:p text:style-name="P1"><text:tab/><text:tab/><text:tab/></text:p>
      <text:p text:style-name="P1"><text:tab/><text:tab/><text:tab/></text:p>
      <text:p text:style-name="P1"><text:tab/><text:tab/>\end{enumerate}</text:p>
      <text:p text:style-name="P1"><text:tab/><text:tab/></text:p>
      <text:p text:style-name="P1"><text:tab/>\item[d)] Participantes: apresentação os principais métodos para leitura dos ambientes e estrutura de dados.</text:p>
      <text:p text:style-name="P1"><text:tab/></text:p>
      <text:p text:style-name="P1"><text:tab/>\begin{table*}[h!]</text:p>
      <text:p text:style-name="P1"><text:s text:c="2"/><text:tab/><text:tab/>\centering</text:p>
      <text:p text:style-name="P1"><text:s text:c="2"/><text:tab/><text:tab/>\caption{Métodos de Leitura de Metadados}</text:p>
      <text:p text:style-name="P1"><text:s text:c="2"/><text:tab/><text:tab/>\begin{tabular}{| p{4cm} | p{4cm} |}</text:p>
      <text:p text:style-name="P1"><text:s text:c="4"/><text:tab/><text:tab/>\hline</text:p>
      <text:p text:style-name="P1"><text:s text:c="4"/><text:tab/><text:tab/>Descrição &amp; Método\\</text:p>
      <text:p text:style-name="P1"><text:s text:c="4"/><text:tab/><text:tab/>\hline</text:p>
      <text:p text:style-name="P1"><text:tab/><text:tab/>Conexão ao Banco de dados&amp; connectDB\\</text:p>
      <text:p text:style-name="P1"><text:tab/><text:tab/>\hline</text:p>
      <text:p text:style-name="P1"><text:tab/><text:tab/>Criação de Esquema de dados &amp; createSchema\\</text:p>
      <text:p text:style-name="P1"><text:tab/><text:tab/>\hline</text:p>
      <text:p text:style-name="P1"><text:tab/><text:tab/>Armazena os dados &amp; setData\\</text:p>
      <text:p text:style-name="P1"><text:tab/><text:tab/>\hline</text:p>
      <text:p text:style-name="P1"><text:tab/><text:tab/>Consulta os dados &amp; getData\\</text:p>
      <text:p text:style-name="P1"><text:tab/><text:tab/>\hline</text:p>
      <text:p text:style-name="P1"><text:tab/><text:tab/>Criação de Amostra &amp; createSample\\</text:p>
      <text:p text:style-name="P1"><text:tab/><text:tab/>\hline</text:p>
      <text:p text:style-name="P1"/>
      <text:p text:style-name="P1"><text:s text:c="2"/><text:tab/><text:tab/>\end{tabular}</text:p>
      <text:p text:style-name="P1"><text:tab/>\end{table*}</text:p>
      <text:p text:style-name="P1"/>
      <text:p text:style-name="P1"><text:tab/></text:p>
      <text:p text:style-name="P1"><text:tab/>\item[e)] Próximos padrões: a próxima etapa a ser definida é o padrão da execução dos processos de ETL.</text:p>
      <text:p text:style-name="P1"><text:tab/></text:p>
      <text:p text:style-name="P1">\end{itemize}</text:p>
      <text:p text:style-name="P1"/>
      <text:p text:style-name="P1">\subsubsection{Execução dos processos de ETL}</text:p>
      <text:p text:style-name="P1"/>
      <text:p text:style-name="P1"><text:soft-page-break/>\begin{itemize}</text:p>
      <text:p text:style-name="P1"/>
      <text:p text:style-name="P1"><text:tab/>\item[a)] Contexto: Por meio da definição dos mecanismos básicos dos processos de ETL é possível realizar a sua execução. </text:p>
      <text:p text:style-name="P1"><text:tab/></text:p>
      <text:p text:style-name="P1"><text:tab/>\item[b)] Problema: A execução dos processos deverá ser feita de acordo com a seu grau de prioridade definida pelo usuário.</text:p>
      <text:p text:style-name="P1"><text:tab/></text:p>
      <text:p text:style-name="P1"><text:tab/>\item[c)] Estrutura: A execução dos processos é feita por meio da definição do seu mecanismo.</text:p>
      <text:p text:style-name="P1"><text:tab/></text:p>
      <text:p text:style-name="P1"><text:tab/>\item[d)] Participantes: Mecanismos dos processos de ETL.<text:tab/></text:p>
      <text:p text:style-name="P1"><text:tab/></text:p>
      <text:p text:style-name="P1"><text:tab/>\item[e)] Próximos padrões: Após a execução dos processos de ETL, o passo seguinte é a definição dos padrões de análise de NoSQL para permitir o uso de banco de dados do paradigma NoSQL pelo framework.</text:p>
      <text:p text:style-name="P1"><text:tab/></text:p>
      <text:p text:style-name="P1"/>
      <text:p text:style-name="P1">\end{itemize}</text:p>
      <text:p text:style-name="P1"/>
      <text:p text:style-name="P1">\begin{table}[ht]</text:p>
      <text:p text:style-name="P1"><text:s text:c="2"/>\centering</text:p>
      <text:p text:style-name="P1"><text:s text:c="2"/>\caption{Padrões de Análise do ETL4NoSQL}</text:p>
      <text:p text:style-name="P1"><text:s text:c="2"/>\begin{tabular}{| p{4cm} | p{2cm} | p{6cm} |}</text:p>
      <text:p text:style-name="P1"><text:s text:c="4"/>\hline</text:p>
      <text:p text:style-name="P1"><text:s text:c="4"/>Subsistema &amp; Padrão de Análise &amp; Etapa\\</text:p>
      <text:p text:style-name="P1"><text:s text:c="4"/>\hline</text:p>
      <text:p text:style-name="P1"><text:s text:c="4"/>ETL &amp; Metadados &amp; - Definição de Ambiente e Estrutura de dados\\</text:p>
      <text:p text:style-name="P1"><text:s text:c="5"/>&amp;&amp; - Mecanismos de ETL\\</text:p>
      <text:p text:style-name="P1"><text:s text:c="4"/>\hline</text:p>
      <text:p text:style-name="P1"><text:s text:c="4"/>ETL &amp; Operação &amp; - Leitura de Ambiente e Estrutura de dados\\</text:p>
      <text:p text:style-name="P1"><text:s text:c="5"/>&amp;&amp; - Execução dos mecanismos de ETL\\</text:p>
      <text:p text:style-name="P1"><text:s text:c="4"/>\hline</text:p>
      <text:p text:style-name="P1"><text:s text:c="4"/>NoSQL &amp; Importação &amp; - Definição de Ambiente e Estrutura de dados\\</text:p>
      <text:p text:style-name="P1"><text:s text:c="5"/>&amp; <text:s/>&amp; Mecanismos de NoSQL\\</text:p>
      <text:p text:style-name="P1"><text:s text:c="4"/>\hline</text:p>
      <text:p text:style-name="P1"><text:s text:c="4"/>NoSQL &amp; Mapeamento &amp; - Leitura de Ambiente e Estrutura de dados\\</text:p>
      <text:p text:style-name="P1"><text:s text:c="5"/>&amp; &amp; - Execução dos mecanismos NoSQL\\</text:p>
      <text:p text:style-name="P1"><text:s text:c="4"/>\hline</text:p>
      <text:p text:style-name="P1"><text:s text:c="2"/>\end{tabular}</text:p>
      <text:p text:style-name="P1">\label{tab:padraoanalise}</text:p>
      <text:p text:style-name="P1">\end{table}</text:p>
      <text:p text:style-name="P1"/>
      <text:p text:style-name="P1">Com isso, por meio das definições de requisitos foi possível definir os padrões de análise que estão apresentados na tabela \ref{tab:padraoanalise}.</text:p>
      <text:p text:style-name="P1"/>
      <text:p text:style-name="P1"/>
      <text:p text:style-name="P2"><text:tab/>%<text:tab/>\begin{table*}[h!]</text:p>
      <text:p text:style-name="P2"><text:s text:c="2"/><text:tab/>%<text:tab/><text:tab/>\centering</text:p>
      <text:p text:style-name="P2"><text:s/><text:tab/>%<text:tab/><text:tab/> \caption{Métodos do Componente Importação}</text:p>
      <text:p text:style-name="P2"><text:s text:c="2"/><text:tab/>%<text:tab/><text:tab/>\begin{tabular}{| p{4cm} | p{6cm} | p{6cm} |}</text:p>
      <text:p text:style-name="P2"><text:s text:c="4"/><text:tab/>%<text:tab/><text:tab/>\hline</text:p>
      <text:p text:style-name="P2"><text:soft-page-break/><text:s text:c="4"/><text:tab/>%<text:tab/><text:tab/>Método &amp; Descrição &amp; Comportamento\\</text:p>
      <text:p text:style-name="P2"><text:s text:c="4"/><text:tab/>%<text:tab/><text:tab/>\hline</text:p>
      <text:p text:style-name="P2"><text:s text:c="4"/><text:tab/>%<text:tab/><text:tab/>ConnImportDB &amp; Conecta com o banco de dados onde os dados serão importados &amp; Estabelece a conexão com a base de dados de importação\\</text:p>
      <text:p text:style-name="P2"><text:s text:c="4"/><text:tab/>%<text:tab/><text:tab/>\hline</text:p>
      <text:p text:style-name="P2"><text:s text:c="4"/><text:tab/>%<text:tab/><text:tab/>setDMLImportDB &amp; Define a linguagem de manipulação de dados da base de importação &amp; Armazena os parâmetros de manipulação de dados da base de dados de importação\\</text:p>
      <text:p text:style-name="P2"><text:s text:c="4"/><text:tab/>%<text:tab/><text:tab/>\hline</text:p>
      <text:p text:style-name="P2"><text:s text:c="4"/><text:tab/>%<text:tab/><text:tab/>queryImportDB &amp; Define a consulta de onde os dados serão importados &amp; Retorna os dados que serão importados mantendo suas relações, a importação pode ser Sob Demanda ou Exaustiva\\</text:p>
      <text:p text:style-name="P2"><text:s text:c="4"/><text:tab/>%<text:tab/><text:tab/>\hline</text:p>
      <text:p text:style-name="P2"><text:s text:c="4"/><text:tab/>%<text:tab/><text:tab/>getDMLImportDB &amp; Retorna a configurações da linguagem de manipulação de dados da base de importação que foram estabelecidas &amp; Retorna as configurações da DML da base de importação\\</text:p>
      <text:p text:style-name="P2"><text:s text:c="4"/><text:tab/>%<text:tab/><text:tab/>\hline</text:p>
      <text:p text:style-name="P2"><text:s text:c="2"/><text:tab/>%<text:tab/><text:tab/>\end{tabular}</text:p>
      <text:p text:style-name="P2"><text:tab/>%<text:tab/><text:tab/>\label{tab:metodosimportacao}</text:p>
      <text:p text:style-name="P2"><text:tab/>%<text:tab/>\end{table*}</text:p>
      <text:p text:style-name="P2"/>
      <text:p text:style-name="P2"/>
      <text:p text:style-name="P2">\subsection{Definição de Inventário NoSQL}</text:p>
      <text:p text:style-name="P2"/>
      <text:p text:style-name="P2">A partir da análise de padrões e definição dos componentes de Importação e Mapeamento foi possível projetar o modelo de interação entre esses componentes, mostrado na figura \ref{interacao_nosql}. </text:p>
      <text:p text:style-name="P2">%figura modelo de interação inventário.</text:p>
      <text:p text:style-name="P2">Ele fornece uma visão conceitual da relação entre os componentes para a construção do inventário aplicado na importação dos dados das bases NoSQL e no mapeamento para o esquema relacional utilizado na fase de ETL. </text:p>
      <text:p text:style-name="P2"/>
      <text:p text:style-name="P2">\begin{figure}[h!]</text:p>
      <text:p text:style-name="P2">\centering</text:p>
      <text:p text:style-name="P2">\includegraphics[scale=0.5]{fig/diagrama_classe_interacao_nosql.png}</text:p>
      <text:p text:style-name="P2">\caption{Diagrama de Classes Modelo de Interação entre Componentes}</text:p>
      <text:p text:style-name="P2">\label{interacao_nosql}</text:p>
      <text:p text:style-name="P2">\end{figure}</text:p>
      <text:p text:style-name="P2"/>
      <text:p text:style-name="P2">%criar uma figura com o modelo de interação entre o os componentes importação e mapeamento </text:p>
      <text:p text:style-name="P2"/>
      <text:p text:style-name="P2">O inventário NoSQL é composto pelas entidades:</text:p>
      <text:p text:style-name="P2"/>
      <text:p text:style-name="P2">\begin{itemize}</text:p>
      <text:p text:style-name="P2"><text:tab/>\item Inventário Metadados: é a entidade responsável por manter, adicionar e remover um conjunto de inventários;</text:p>
      <text:p text:style-name="P2"><text:tab/></text:p>
      <text:p text:style-name="P2"><text:tab/>\item Esquema de dados: entidade que define o comportamento e os atributos de um esquema de dados, é possível derivar outras entidades de esquema específicos a partir dela;</text:p>
      <text:p text:style-name="P2"><text:tab/></text:p>
      <text:p text:style-name="P2"><text:tab/>\item Inventário: entidade que mantêm a descrição do inventário, dados de conexão e o conjunto de esquemas que precisam estar disponíveis para a importação e mapeamento do dados <text:soft-page-break/>NoSQL;</text:p>
      <text:p text:style-name="P2"><text:tab/></text:p>
      <text:p text:style-name="P2"><text:tab/>\item Sintax DDL: entidade que define o comportamento e os atributos da linguagem de definição de dados de um SGBD;</text:p>
      <text:p text:style-name="P2"><text:tab/></text:p>
      <text:p text:style-name="P2"><text:tab/>\item Sintax DML: entidade que define o comportamento e os atributos da linguagem de manipulação de dados de um SGBD.</text:p>
      <text:p text:style-name="P2"><text:tab/></text:p>
      <text:p text:style-name="P2"/>
      <text:p text:style-name="P2">\end{itemize}</text:p>
      <text:p text:style-name="P2"/>
      <text:p text:style-name="P2"/>
      <text:p text:style-name="P2">\begin{figure}[h!]</text:p>
      <text:p text:style-name="P2">\centering</text:p>
      <text:p text:style-name="P2">\includegraphics[scale=0.5]{fig/diagrama_classe_inventario.png}</text:p>
      <text:p text:style-name="P2">\caption{Diagrama de Classes do Componente Inventário}</text:p>
      <text:p text:style-name="P2">\label{inventario}</text:p>
      <text:p text:style-name="P2">\end{figure}</text:p>
      <text:p text:style-name="P2"/>
      <text:p text:style-name="P2">\subsubsection{Instanciação do Inventário NoSQL}</text:p>
      <text:p text:style-name="P2"/>
      <text:p text:style-name="P2">A construção de aplicações baseadas no ETL4NoSQL consiste na importação de dados de bases não relacionais seguido do mapeamento desses dados para uma forma relacional que possam fazer parte da criação de processos de ETL utilizando uma linguagem de programação de propósito geral. Para isso, a interface de programação para a instanciação do inventário é composta pela criação da classe MetadaInventory, onde é feita a chamada do método addInventory que adiciona o inventário por meio dos parâmetros schemaData, nameInventory, describeInventory.</text:p>
      <text:p text:style-name="P2"/>
      <text:p text:style-name="P2"/>
      <text:p text:style-name="P3">Para que seja possível a extração, transformação e carga dos dados armazenados em bancos de dados que utilizam um dos paradigmas de NoSQL é preciso que seja definido o esquema no qual os dados necessários estão armazenados. Dessa forma, algumas questões importantes são abordadas:</text:p>
      <text:p text:style-name="P3"/>
      <text:p text:style-name="P3">\begin{itemize}</text:p>
      <text:p text:style-name="P3">\item Quanto os BDs NoSQL diferem dos BDs suportados pelas ferramentas de ETL?</text:p>
      <text:p text:style-name="P3"/>
      <text:p text:style-name="P3">\item Como é possível oferecer suporte para ETL em BDs NoSQL?</text:p>
      <text:p text:style-name="P3">\end{itemize}</text:p>
      <text:p text:style-name="P3"/>
      <text:p text:style-name="P3">As diferenças dos BDs NoSQL são abordadas nos capítulos de fundamentação teórica. Assim, fica explícito o problema de como é possível converter os modelos de dados NoSQL em modelos relacionais que possam ser lidos por qualquer ferramenta de ETL. \cite{nasholm:2012} <text:s/>define uma tabela como uma representação de uma coleção de instâncias de entidades comparáveis. Então, possibilitar suporte para armazenamentos de dados NoSQL é permitir extração e importação de instâncias de entidades comparáveis em tabelas relacionais. Porém, os problemas a serem resolvidos abordados por \cite{nasholm:2012} para atingir isso incluem:</text:p>
      <text:p text:style-name="P3"/>
      <text:p text:style-name="P3">\begin{enumerate}</text:p>
      <text:p text:style-name="P3">\item Como permitir o usuário especificar as entidades comparáveis e seus atributos?</text:p>
      <text:p text:style-name="P3"/>
      <text:p text:style-name="P3">\item Como, e de onde, extrair exatamente?</text:p>
      <text:p text:style-name="P3"/>
      <text:p text:style-name="P3"><text:soft-page-break/>\end{enumerate}</text:p>
      <text:p text:style-name="P3">A solução sugerida pelo autor é um esquema ser deduzido por meio de uma amostra do banco de dados. Este esquema pode, então, ser apresentado ao usuário que procede selecionando quais atributos importar do que foi apresentado - exatamente como no caso do RDBMS. É claro que também deverá ser possível ao usuário editar os esquemas apresentados tendo em vista que a amostra pode não ser perfeita. Essa abordagem geral é referida como dedução de esquema - \textit{schema inference}.</text:p>
      <text:p text:style-name="P3"/>
      <text:p text:style-name="P3">Construir uma amostra com todo o banco de dados pode ser muito custoso, por isso é preferível que faça uma amostra com pequenas estruturas, como por exemplo, uma entidade inteira. É claro que muitas vezes não há esse tipo de estrutura, então é possível que a amostra seja colocada em clusters. Múltiplas entidades podem ser divididas cada uma em um cluster, e assim, é possível ter um esquema de entidade por cluster.</text:p>
      <text:p text:style-name="P3"/>
      <text:p text:style-name="P3">Dessa forma, dado o que extrair, consultar e recuperar dados de um RDBMS é direto por causa do SQL. Sistemas NoSQL geralmente tem diferentes interfaces que suportam diferentes tipos de consultas. Então, não há nenhuma sugestão de solução geral para isso. Ao invés disso, uma investigação de cada interface particular dos sistemas deve ser conduzida para resolver o problema \cite{nasholm:2012}. </text:p>
      <text:p text:style-name="P3"/>
      <text:p text:style-name="P3">Para suprir o problema a respeito das várias interfaces a serem lidadas na extração de dados de bases NoSQL, sugerimos a criação de um ambiente programável que oferecesse interfaces previamente selecionadas e permitisse a inserção de novas interfaces por meio de linguagem de programação. Essas interfaces são fundamentadas nos princípios de flexibilidade, reuso e inversão de controle adotadas pela literatura para desenvolvimento de frameworks \cite{fayad:1997} \cite{braga:2003} \cite{fayad:1999} \cite{sametinger:1997} \cite{silva:2012}. Assim, a arquitetura do ETL4NoSQL dispõe de uma interface de programação com elementos para a importação dos dados das várias bases NoSQL, o mapeamento e manipulação desses dados para um modelo relacional que possa ser lido por qualquer ferramenta de ETL, possibilita também a criação de modelos não relacionais para o uso de DWs não relacionais, por meio da interface de programação, além de elementos que encapsulam os operadores de transformação, carga de dados que são fundamentos de ETL presentes na literatura \cite{kimball:2004} \cite{silva:2012} \cite{heineman:2001}. Para proporcionar a especialização dos elementos de importação e mapeamento do framework para diversos modelos de dados utilizamos uma abordagem baseada em padrões, que possibilita a implementação do framework utilizando uma linguagem de programação de propósito g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4:30:40.177241000</meta:creation-date>
    <dc:date>2017-05-11T18:02:55.392194000</dc:date>
    <meta:editing-duration>PT2H47M4S</meta:editing-duration>
    <meta:editing-cycles>2</meta:editing-cycles>
    <meta:generator>LibreOffice/4.3.1.2$MacOSX_X86_64 LibreOffice_project/958349dc3b25111dbca392fbc281a05559ef6848</meta:generator>
    <meta:document-statistic meta:table-count="0" meta:image-count="0" meta:object-count="0" meta:page-count="11" meta:paragraph-count="330" meta:word-count="3054" meta:character-count="21487" meta:non-whitespace-character-count="18049"/>
  </office:meta>
</office:document-meta>
</file>